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ymbolTableDupTest.tryBit3( char [ ] chars , int i )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SymbolTableDupTest.tryBit2( char [ ] chars , int i )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SymbolTableDupTest.test( char [ ] char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ymbolTableDupTest.test3( char [ ] char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ymbolTableDupTest.test2( char [ ] char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SymbolTableDupTest.test_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ymbolTableDupTest.tryBit( char [ ] chars , int i )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  <table:table-cell office:value-type="float" office:value="12">
            <text:p text:style-name="Table_20_Contents">1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